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2.46pt"/>
    </style:style>
    <style:style style:name="co2" style:family="table-column">
      <style:table-column-properties fo:break-before="auto" style:column-width="91.5pt"/>
    </style:style>
    <style:style style:name="co3" style:family="table-column">
      <style:table-column-properties fo:break-before="auto" style:column-width="78.24pt"/>
    </style:style>
    <style:style style:name="co4" style:family="table-column">
      <style:table-column-properties fo:break-before="auto" style:column-width="108.74pt"/>
    </style:style>
    <style:style style:name="co5" style:family="table-column">
      <style:table-column-properties fo:break-before="auto" style:column-width="138.2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5" table:number-columns-repeated="4" table:default-cell-style-name="Default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num_features</text:p>
          </table:table-cell>
          <table:table-cell table:style-name="ce1" office:value-type="string" calcext:value-type="string">
            <text:p>num_rows</text:p>
          </table:table-cell>
          <table:table-cell table:style-name="ce1" office:value-type="string" calcext:value-type="string">
            <text:p>time_to_fit (sec)</text:p>
          </table:table-cell>
          <table:table-cell table:style-name="ce1" office:value-type="string" calcext:value-type="string">
            <text:p>time_to_predict (sec)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accuracy/ttf</text:p>
          </table:table-cell>
          <table:table-cell table:style-name="ce1" office:value-type="string" calcext:value-type="string">
            <text:p>accuracy/ttp</text:p>
          </table:table-cell>
          <table:table-cell table:number-columns-repeated="2"/>
          <table:table-cell table:style-name="ce1" table:number-columns-repeated="1010"/>
        </table:table-row>
        <table:table-row table:style-name="ro1">
          <table:table-cell office:value-type="string" calcext:value-type="string">
            <text:p>KneighborsClassifier(n_neighbors = 1)</text:p>
          </table:table-cell>
          <table:table-cell office:value-type="float" office:value="47" calcext:value-type="float">
            <text:p>47</text:p>
          </table:table-cell>
          <table:table-cell office:value-type="float" office:value="700000" calcext:value-type="float">
            <text:p>700000</text:p>
          </table:table-cell>
          <table:table-cell office:value-type="float" office:value="78.721" calcext:value-type="float">
            <text:p>78.721</text:p>
          </table:table-cell>
          <table:table-cell office:value-type="float" office:value="54.251" calcext:value-type="float">
            <text:p>54.251</text:p>
          </table:table-cell>
          <table:table-cell office:value-type="float" office:value="639191" calcext:value-type="float">
            <text:p>639191</text:p>
          </table:table-cell>
          <table:table-cell office:value-type="float" office:value="25586" calcext:value-type="float">
            <text:p>25586</text:p>
          </table:table-cell>
          <table:table-cell office:value-type="float" office:value="8060" calcext:value-type="float">
            <text:p>8060</text:p>
          </table:table-cell>
          <table:table-cell office:value-type="float" office:value="27163" calcext:value-type="float">
            <text:p>27163</text:p>
          </table:table-cell>
          <table:table-cell table:formula="of:=([.F2] + [.I2])/(SUM([.F2:.I2]))" office:value-type="float" office:value="0.951934285714286" calcext:value-type="float">
            <text:p>0.951934285714286</text:p>
          </table:table-cell>
          <table:table-cell table:formula="of:=([.J2]/[.D2])" office:value-type="float" office:value="0.0120925075356549" calcext:value-type="float">
            <text:p>0.012092507535655</text:p>
          </table:table-cell>
          <table:table-cell table:formula="of:=([.J2]/[.E2])" office:value-type="float" office:value="0.0175468523292527" calcext:value-type="float">
            <text:p>0.0175468523292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neighborsClassifier(n_neighbors = 1)</text:p>
          </table:table-cell>
          <table:table-cell office:value-type="float" office:value="2" calcext:value-type="float">
            <text:p>2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909" calcext:value-type="float">
            <text:p>0.909</text:p>
          </table:table-cell>
          <table:table-cell office:value-type="float" office:value="0.192" calcext:value-type="float">
            <text:p>0.192</text:p>
          </table:table-cell>
          <table:table-cell office:value-type="float" office:value="640364" calcext:value-type="float">
            <text:p>640364</text:p>
          </table:table-cell>
          <table:table-cell office:value-type="float" office:value="463" calcext:value-type="float">
            <text:p>463</text:p>
          </table:table-cell>
          <table:table-cell office:value-type="float" office:value="6887" calcext:value-type="float">
            <text:p>6887</text:p>
          </table:table-cell>
          <table:table-cell office:value-type="float" office:value="52286" calcext:value-type="float">
            <text:p>52286</text:p>
          </table:table-cell>
          <table:table-cell table:formula="of:=([.F3] + [.I3])/(SUM([.F3:.I3]))" office:value-type="float" office:value="0.9895" calcext:value-type="float">
            <text:p>0.9895</text:p>
          </table:table-cell>
          <table:table-cell table:formula="of:=([.J3]/[.D3])" office:value-type="float" office:value="1.08855885588559" calcext:value-type="float">
            <text:p>1.08855885588559</text:p>
          </table:table-cell>
          <table:table-cell table:formula="of:=([.J3]/[.E3])" office:value-type="float" office:value="5.15364583333333" calcext:value-type="float">
            <text:p>5.153645833333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aussianNB()</text:p>
          </table:table-cell>
          <table:table-cell office:value-type="float" office:value="47" calcext:value-type="float">
            <text:p>47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752" calcext:value-type="float">
            <text:p>0.752</text:p>
          </table:table-cell>
          <table:table-cell office:value-type="float" office:value="0.77" calcext:value-type="float">
            <text:p>0.77</text:p>
          </table:table-cell>
          <table:table-cell office:value-type="float" office:value="641671" calcext:value-type="float">
            <text:p>641671</text:p>
          </table:table-cell>
          <table:table-cell office:value-type="float" office:value="51709" calcext:value-type="float">
            <text:p>51709</text:p>
          </table:table-cell>
          <table:table-cell office:value-type="float" office:value="5580" calcext:value-type="float">
            <text:p>5580</text:p>
          </table:table-cell>
          <table:table-cell office:value-type="float" office:value="1040" calcext:value-type="float">
            <text:p>1040</text:p>
          </table:table-cell>
          <table:table-cell table:formula="of:=([.F4] + [.I4])/(SUM([.F4:.I4]))" office:value-type="float" office:value="0.918158571428571" calcext:value-type="float">
            <text:p>0.918158571428571</text:p>
          </table:table-cell>
          <table:table-cell table:formula="of:=([.J4]/[.D4])" office:value-type="float" office:value="1.22095554711246" calcext:value-type="float">
            <text:p>1.22095554711246</text:p>
          </table:table-cell>
          <table:table-cell table:formula="of:=([.J4]/[.E4])" office:value-type="float" office:value="1.19241372912801" calcext:value-type="float">
            <text:p>1.192413729128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aussianNB()</text:p>
          </table:table-cell>
          <table:table-cell office:value-type="float" office:value="2" calcext:value-type="float">
            <text:p>2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39" calcext:value-type="float">
            <text:p>0.039</text:p>
          </table:table-cell>
          <table:table-cell office:value-type="float" office:value="637461" calcext:value-type="float">
            <text:p>637461</text:p>
          </table:table-cell>
          <table:table-cell office:value-type="float" office:value="0" calcext:value-type="float">
            <text:p>0</text:p>
          </table:table-cell>
          <table:table-cell office:value-type="float" office:value="9790" calcext:value-type="float">
            <text:p>9790</text:p>
          </table:table-cell>
          <table:table-cell office:value-type="float" office:value="52749" calcext:value-type="float">
            <text:p>52749</text:p>
          </table:table-cell>
          <table:table-cell table:formula="of:=([.F5] + [.I5])/(SUM([.F5:.I5]))" office:value-type="float" office:value="0.986014285714286" calcext:value-type="float">
            <text:p>0.986014285714286</text:p>
          </table:table-cell>
          <table:table-cell table:formula="of:=([.J5]/[.D5])" office:value-type="float" office:value="13.5070450097847" calcext:value-type="float">
            <text:p>13.5070450097847</text:p>
          </table:table-cell>
          <table:table-cell table:formula="of:=([.J5]/[.E5])" office:value-type="float" office:value="25.2824175824176" calcext:value-type="float">
            <text:p>25.28241758241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isionTreeClassifier()</text:p>
          </table:table-cell>
          <table:table-cell office:value-type="float" office:value="47" calcext:value-type="float">
            <text:p>47</text:p>
          </table:table-cell>
          <table:table-cell office:value-type="float" office:value="700000" calcext:value-type="float">
            <text:p>700000</text:p>
          </table:table-cell>
          <table:table-cell office:value-type="float" office:value="3.76" calcext:value-type="float">
            <text:p>3.76</text:p>
          </table:table-cell>
          <table:table-cell office:value-type="float" office:value="0.3" calcext:value-type="float">
            <text:p>0.3</text:p>
          </table:table-cell>
          <table:table-cell office:value-type="float" office:value="642239" calcext:value-type="float">
            <text:p>642239</text:p>
          </table:table-cell>
          <table:table-cell office:value-type="float" office:value="12715" calcext:value-type="float">
            <text:p>12715</text:p>
          </table:table-cell>
          <table:table-cell office:value-type="float" office:value="5012" calcext:value-type="float">
            <text:p>5012</text:p>
          </table:table-cell>
          <table:table-cell office:value-type="float" office:value="40034" calcext:value-type="float">
            <text:p>40034</text:p>
          </table:table-cell>
          <table:table-cell table:formula="of:=([.F6] + [.I6])/(SUM([.F6:.I6]))" office:value-type="float" office:value="0.974675714285714" calcext:value-type="float">
            <text:p>0.974675714285714</text:p>
          </table:table-cell>
          <table:table-cell table:formula="of:=([.J6]/[.D6])" office:value-type="float" office:value="0.25922226443769" calcext:value-type="float">
            <text:p>0.25922226443769</text:p>
          </table:table-cell>
          <table:table-cell table:formula="of:=([.J6]/[.E6])" office:value-type="float" office:value="3.24891904761905" calcext:value-type="float">
            <text:p>3.248919047619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isionTreeClassifier()</text:p>
          </table:table-cell>
          <table:table-cell office:value-type="float" office:value="2" calcext:value-type="float">
            <text:p>2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3" calcext:value-type="float">
            <text:p>0.013</text:p>
          </table:table-cell>
          <table:table-cell office:value-type="float" office:value="640364" calcext:value-type="float">
            <text:p>640364</text:p>
          </table:table-cell>
          <table:table-cell office:value-type="float" office:value="462" calcext:value-type="float">
            <text:p>462</text:p>
          </table:table-cell>
          <table:table-cell office:value-type="float" office:value="6887" calcext:value-type="float">
            <text:p>6887</text:p>
          </table:table-cell>
          <table:table-cell office:value-type="float" office:value="52287" calcext:value-type="float">
            <text:p>52287</text:p>
          </table:table-cell>
          <table:table-cell table:formula="of:=([.F7] + [.I7])/(SUM([.F7:.I7]))" office:value-type="float" office:value="0.989501428571428" calcext:value-type="float">
            <text:p>0.989501428571428</text:p>
          </table:table-cell>
          <table:table-cell table:formula="of:=([.J7]/[.D7])" office:value-type="float" office:value="17.3596741854637" calcext:value-type="float">
            <text:p>17.3596741854637</text:p>
          </table:table-cell>
          <table:table-cell table:formula="of:=([.J7]/[.E7])" office:value-type="float" office:value="76.1154945054945" calcext:value-type="float">
            <text:p>76.11549450549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isionTreeClassifier(max_depth = 2)</text:p>
          </table:table-cell>
          <table:table-cell office:value-type="float" office:value="47" calcext:value-type="float">
            <text:p>47</text:p>
          </table:table-cell>
          <table:table-cell office:value-type="float" office:value="700000" calcext:value-type="float">
            <text:p>700000</text:p>
          </table:table-cell>
          <table:table-cell office:value-type="float" office:value="3.463" calcext:value-type="float">
            <text:p>3.463</text:p>
          </table:table-cell>
          <table:table-cell office:value-type="float" office:value="0.295" calcext:value-type="float">
            <text:p>0.295</text:p>
          </table:table-cell>
          <table:table-cell office:value-type="float" office:value="638630" calcext:value-type="float">
            <text:p>638630</text:p>
          </table:table-cell>
          <table:table-cell office:value-type="float" office:value="248" calcext:value-type="float">
            <text:p>248</text:p>
          </table:table-cell>
          <table:table-cell office:value-type="float" office:value="8621" calcext:value-type="float">
            <text:p>8621</text:p>
          </table:table-cell>
          <table:table-cell office:value-type="float" office:value="52501" calcext:value-type="float">
            <text:p>52501</text:p>
          </table:table-cell>
          <table:table-cell table:formula="of:=([.F8] + [.I8])/(SUM([.F8:.I8]))" office:value-type="float" office:value="0.98733" calcext:value-type="float">
            <text:p>0.98733</text:p>
          </table:table-cell>
          <table:table-cell table:formula="of:=([.J8]/[.D8])" office:value-type="float" office:value="0.285108287611897" calcext:value-type="float">
            <text:p>0.285108287611897</text:p>
          </table:table-cell>
          <table:table-cell table:formula="of:=([.J8]/[.E8])" office:value-type="float" office:value="3.3468813559322" calcext:value-type="float">
            <text:p>3.34688135593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isionTreeClassifier(max_depth = 2)</text:p>
          </table:table-cell>
          <table:table-cell office:value-type="float" office:value="2" calcext:value-type="float">
            <text:p>2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3" calcext:value-type="float">
            <text:p>0.023</text:p>
          </table:table-cell>
          <table:table-cell office:value-type="float" office:value="638630" calcext:value-type="float">
            <text:p>638630</text:p>
          </table:table-cell>
          <table:table-cell office:value-type="float" office:value="248" calcext:value-type="float">
            <text:p>248</text:p>
          </table:table-cell>
          <table:table-cell office:value-type="float" office:value="8621" calcext:value-type="float">
            <text:p>8621</text:p>
          </table:table-cell>
          <table:table-cell office:value-type="float" office:value="52501" calcext:value-type="float">
            <text:p>52501</text:p>
          </table:table-cell>
          <table:table-cell table:formula="of:=([.F9] + [.I9])/(SUM([.F9:.I9]))" office:value-type="float" office:value="0.98733" calcext:value-type="float">
            <text:p>0.98733</text:p>
          </table:table-cell>
          <table:table-cell table:formula="of:=([.J9]/[.D9])" office:value-type="float" office:value="13.1644" calcext:value-type="float">
            <text:p>13.1644</text:p>
          </table:table-cell>
          <table:table-cell table:formula="of:=([.J9]/[.E9])" office:value-type="float" office:value="42.9273913043478" calcext:value-type="float">
            <text:p>42.92739130434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isionTreeClassifier(max_depth = 4)</text:p>
          </table:table-cell>
          <table:table-cell office:value-type="float" office:value="47" calcext:value-type="float">
            <text:p>47</text:p>
          </table:table-cell>
          <table:table-cell office:value-type="float" office:value="700000" calcext:value-type="float">
            <text:p>700000</text:p>
          </table:table-cell>
          <table:table-cell office:value-type="float" office:value="3.781" calcext:value-type="float">
            <text:p>3.781</text:p>
          </table:table-cell>
          <table:table-cell office:value-type="float" office:value="0.32" calcext:value-type="float">
            <text:p>0.32</text:p>
          </table:table-cell>
          <table:table-cell office:value-type="float" office:value="638740" calcext:value-type="float">
            <text:p>638740</text:p>
          </table:table-cell>
          <table:table-cell office:value-type="float" office:value="146" calcext:value-type="float">
            <text:p>146</text:p>
          </table:table-cell>
          <table:table-cell office:value-type="float" office:value="8511" calcext:value-type="float">
            <text:p>8511</text:p>
          </table:table-cell>
          <table:table-cell office:value-type="float" office:value="52603" calcext:value-type="float">
            <text:p>52603</text:p>
          </table:table-cell>
          <table:table-cell table:formula="of:=([.F10] + [.I10])/(SUM([.F10:.I10]))" office:value-type="float" office:value="0.987632857142857" calcext:value-type="float">
            <text:p>0.987632857142857</text:p>
          </table:table-cell>
          <table:table-cell table:formula="of:=([.J10]/[.D10])" office:value-type="float" office:value="0.261209430611705" calcext:value-type="float">
            <text:p>0.261209430611705</text:p>
          </table:table-cell>
          <table:table-cell table:formula="of:=([.J10]/[.E10])" office:value-type="float" office:value="3.08635267857143" calcext:value-type="float">
            <text:p>3.086352678571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isionTreeClassifier(max_depth = 4)</text:p>
          </table:table-cell>
          <table:table-cell office:value-type="float" office:value="2" calcext:value-type="float">
            <text:p>2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195" calcext:value-type="float">
            <text:p>0.195</text:p>
          </table:table-cell>
          <table:table-cell office:value-type="float" office:value="0.013" calcext:value-type="float">
            <text:p>0.013</text:p>
          </table:table-cell>
          <table:table-cell office:value-type="float" office:value="640364" calcext:value-type="float">
            <text:p>640364</text:p>
          </table:table-cell>
          <table:table-cell office:value-type="float" office:value="463" calcext:value-type="float">
            <text:p>463</text:p>
          </table:table-cell>
          <table:table-cell office:value-type="float" office:value="6887" calcext:value-type="float">
            <text:p>6887</text:p>
          </table:table-cell>
          <table:table-cell office:value-type="float" office:value="52286" calcext:value-type="float">
            <text:p>52286</text:p>
          </table:table-cell>
          <table:table-cell table:formula="of:=([.F11] + [.I11])/(SUM([.F11:.I11]))" office:value-type="float" office:value="0.9895" calcext:value-type="float">
            <text:p>0.9895</text:p>
          </table:table-cell>
          <table:table-cell table:formula="of:=([.J11]/[.D11])" office:value-type="float" office:value="5.07435897435897" calcext:value-type="float">
            <text:p>5.07435897435897</text:p>
          </table:table-cell>
          <table:table-cell table:formula="of:=([.J11]/[.E11])" office:value-type="float" office:value="76.1153846153846" calcext:value-type="float">
            <text:p>76.11538461538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ndomForestClassifier(max_depth = 2)</text:p>
          </table:table-cell>
          <table:table-cell office:value-type="float" office:value="47" calcext:value-type="float">
            <text:p>47</text:p>
          </table:table-cell>
          <table:table-cell office:value-type="float" office:value="700000" calcext:value-type="float">
            <text:p>700000</text:p>
          </table:table-cell>
          <table:table-cell office:value-type="float" office:value="4.666" calcext:value-type="float">
            <text:p>4.666</text:p>
          </table:table-cell>
          <table:table-cell office:value-type="float" office:value="0.472" calcext:value-type="float">
            <text:p>0.472</text:p>
          </table:table-cell>
          <table:table-cell office:value-type="float" office:value="639520" calcext:value-type="float">
            <text:p>639520</text:p>
          </table:table-cell>
          <table:table-cell office:value-type="float" office:value="278" calcext:value-type="float">
            <text:p>278</text:p>
          </table:table-cell>
          <table:table-cell office:value-type="float" office:value="7731" calcext:value-type="float">
            <text:p>7731</text:p>
          </table:table-cell>
          <table:table-cell office:value-type="float" office:value="52471" calcext:value-type="float">
            <text:p>52471</text:p>
          </table:table-cell>
          <table:table-cell table:formula="of:=([.F12] + [.I12])/(SUM([.F12:.I12]))" office:value-type="float" office:value="0.988558571428571" calcext:value-type="float">
            <text:p>0.988558571428571</text:p>
          </table:table-cell>
          <table:table-cell table:formula="of:=([.J12]/[.D12])" office:value-type="float" office:value="0.211864245912681" calcext:value-type="float">
            <text:p>0.211864245912681</text:p>
          </table:table-cell>
          <table:table-cell table:formula="of:=([.J12]/[.E12])" office:value-type="float" office:value="2.09440375302663" calcext:value-type="float">
            <text:p>2.09440375302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ndomForestClassifier(max_depth = 2)</text:p>
          </table:table-cell>
          <table:table-cell office:value-type="float" office:value="2" calcext:value-type="float">
            <text:p>2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902" calcext:value-type="float">
            <text:p>0.902</text:p>
          </table:table-cell>
          <table:table-cell office:value-type="float" office:value="0.192" calcext:value-type="float">
            <text:p>0.192</text:p>
          </table:table-cell>
          <table:table-cell office:value-type="float" office:value="639537" calcext:value-type="float">
            <text:p>639537</text:p>
          </table:table-cell>
          <table:table-cell office:value-type="float" office:value="284" calcext:value-type="float">
            <text:p>284</text:p>
          </table:table-cell>
          <table:table-cell office:value-type="float" office:value="7714" calcext:value-type="float">
            <text:p>7714</text:p>
          </table:table-cell>
          <table:table-cell office:value-type="float" office:value="52465" calcext:value-type="float">
            <text:p>52465</text:p>
          </table:table-cell>
          <table:table-cell table:formula="of:=([.F13] + [.I13])/(SUM([.F13:.I13]))" office:value-type="float" office:value="0.988574285714286" calcext:value-type="float">
            <text:p>0.988574285714286</text:p>
          </table:table-cell>
          <table:table-cell table:formula="of:=([.J13]/[.D13])" office:value-type="float" office:value="1.09598036110231" calcext:value-type="float">
            <text:p>1.09598036110231</text:p>
          </table:table-cell>
          <table:table-cell table:formula="of:=([.J13]/[.E13])" office:value-type="float" office:value="5.14882440476191" calcext:value-type="float">
            <text:p>5.148824404761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ndomForestClassifier(max_depth = 4)</text:p>
          </table:table-cell>
          <table:table-cell office:value-type="float" office:value="47" calcext:value-type="float">
            <text:p>47</text:p>
          </table:table-cell>
          <table:table-cell office:value-type="float" office:value="700000" calcext:value-type="float">
            <text:p>700000</text:p>
          </table:table-cell>
          <table:table-cell office:value-type="float" office:value="7.144" calcext:value-type="float">
            <text:p>7.144</text:p>
          </table:table-cell>
          <table:table-cell office:value-type="float" office:value="0.521" calcext:value-type="float">
            <text:p>0.521</text:p>
          </table:table-cell>
          <table:table-cell office:value-type="float" office:value="642116" calcext:value-type="float">
            <text:p>642116</text:p>
          </table:table-cell>
          <table:table-cell office:value-type="float" office:value="1837" calcext:value-type="float">
            <text:p>1837</text:p>
          </table:table-cell>
          <table:table-cell office:value-type="float" office:value="5135" calcext:value-type="float">
            <text:p>5135</text:p>
          </table:table-cell>
          <table:table-cell office:value-type="float" office:value="50912" calcext:value-type="float">
            <text:p>50912</text:p>
          </table:table-cell>
          <table:table-cell table:formula="of:=([.F14] + [.I14])/(SUM([.F14:.I14]))" office:value-type="float" office:value="0.99004" calcext:value-type="float">
            <text:p>0.99004</text:p>
          </table:table-cell>
          <table:table-cell table:formula="of:=([.J14]/[.D14])" office:value-type="float" office:value="0.138583426651736" calcext:value-type="float">
            <text:p>0.138583426651736</text:p>
          </table:table-cell>
          <table:table-cell table:formula="of:=([.J14]/[.E14])" office:value-type="float" office:value="1.90026871401152" calcext:value-type="float">
            <text:p>1.900268714011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ndomForestClassifier(max_depth = 4)</text:p>
          </table:table-cell>
          <table:table-cell office:value-type="float" office:value="2" calcext:value-type="float">
            <text:p>2</text:p>
          </table:table-cell>
          <table:table-cell office:value-type="float" office:value="700000" calcext:value-type="float">
            <text:p>700000</text:p>
          </table:table-cell>
          <table:table-cell office:value-type="float" office:value="1.027" calcext:value-type="float">
            <text:p>1.027</text:p>
          </table:table-cell>
          <table:table-cell office:value-type="float" office:value="0.219" calcext:value-type="float">
            <text:p>0.219</text:p>
          </table:table-cell>
          <table:table-cell office:value-type="float" office:value="640364" calcext:value-type="float">
            <text:p>640364</text:p>
          </table:table-cell>
          <table:table-cell office:value-type="float" office:value="463" calcext:value-type="float">
            <text:p>463</text:p>
          </table:table-cell>
          <table:table-cell office:value-type="float" office:value="6887" calcext:value-type="float">
            <text:p>6887</text:p>
          </table:table-cell>
          <table:table-cell office:value-type="float" office:value="52286" calcext:value-type="float">
            <text:p>52286</text:p>
          </table:table-cell>
          <table:table-cell table:formula="of:=([.F15] + [.I15])/(SUM([.F15:.I15]))" office:value-type="float" office:value="0.9895" calcext:value-type="float">
            <text:p>0.9895</text:p>
          </table:table-cell>
          <table:table-cell table:formula="of:=([.J15]/[.D15])" office:value-type="float" office:value="0.9634858812074" calcext:value-type="float">
            <text:p>0.9634858812074</text:p>
          </table:table-cell>
          <table:table-cell table:formula="of:=([.J15]/[.E15])" office:value-type="float" office:value="4.51826484018265" calcext:value-type="float">
            <text:p>4.518264840182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traTreesClassifier(max_depth = 2)</text:p>
          </table:table-cell>
          <table:table-cell office:value-type="float" office:value="47" calcext:value-type="float">
            <text:p>47</text:p>
          </table:table-cell>
          <table:table-cell office:value-type="float" office:value="700000" calcext:value-type="float">
            <text:p>700000</text:p>
          </table:table-cell>
          <table:table-cell office:value-type="float" office:value="1.167" calcext:value-type="float">
            <text:p>1.167</text:p>
          </table:table-cell>
          <table:table-cell office:value-type="float" office:value="0.489" calcext:value-type="float">
            <text:p>0.489</text:p>
          </table:table-cell>
          <table:table-cell office:value-type="float" office:value="645241" calcext:value-type="float">
            <text:p>645241</text:p>
          </table:table-cell>
          <table:table-cell office:value-type="float" office:value="48667" calcext:value-type="float">
            <text:p>48667</text:p>
          </table:table-cell>
          <table:table-cell office:value-type="float" office:value="2010" calcext:value-type="float">
            <text:p>2010</text:p>
          </table:table-cell>
          <table:table-cell office:value-type="float" office:value="4082" calcext:value-type="float">
            <text:p>4082</text:p>
          </table:table-cell>
          <table:table-cell table:formula="of:=([.F16] + [.I16])/(SUM([.F16:.I16]))" office:value-type="float" office:value="0.927604285714286" calcext:value-type="float">
            <text:p>0.927604285714286</text:p>
          </table:table-cell>
          <table:table-cell table:formula="of:=([.J16]/[.D16])" office:value-type="float" office:value="0.794862284245318" calcext:value-type="float">
            <text:p>0.794862284245318</text:p>
          </table:table-cell>
          <table:table-cell table:formula="of:=([.J16]/[.E16])" office:value-type="float" office:value="1.89694127957932" calcext:value-type="float">
            <text:p>1.896941279579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traTreesClassifier(max_depth = 2)</text:p>
          </table:table-cell>
          <table:table-cell office:value-type="float" office:value="2" calcext:value-type="float">
            <text:p>2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55" calcext:value-type="float">
            <text:p>0.55</text:p>
          </table:table-cell>
          <table:table-cell office:value-type="float" office:value="0.198" calcext:value-type="float">
            <text:p>0.198</text:p>
          </table:table-cell>
          <table:table-cell office:value-type="float" office:value="639942" calcext:value-type="float">
            <text:p>639942</text:p>
          </table:table-cell>
          <table:table-cell office:value-type="float" office:value="4829" calcext:value-type="float">
            <text:p>4829</text:p>
          </table:table-cell>
          <table:table-cell office:value-type="float" office:value="7309" calcext:value-type="float">
            <text:p>7309</text:p>
          </table:table-cell>
          <table:table-cell office:value-type="float" office:value="47920" calcext:value-type="float">
            <text:p>47920</text:p>
          </table:table-cell>
          <table:table-cell table:formula="of:=([.F17] + [.I17])/(SUM([.F17:.I17]))" office:value-type="float" office:value="0.98266" calcext:value-type="float">
            <text:p>0.98266</text:p>
          </table:table-cell>
          <table:table-cell table:formula="of:=([.J17]/[.D17])" office:value-type="float" office:value="1.78665454545455" calcext:value-type="float">
            <text:p>1.78665454545455</text:p>
          </table:table-cell>
          <table:table-cell table:formula="of:=([.J17]/[.E17])" office:value-type="float" office:value="4.96292929292929" calcext:value-type="float">
            <text:p>4.962929292929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traTreesClassifier(max_depth = 4)</text:p>
          </table:table-cell>
          <table:table-cell office:value-type="float" office:value="47" calcext:value-type="float">
            <text:p>47</text:p>
          </table:table-cell>
          <table:table-cell office:value-type="float" office:value="700000" calcext:value-type="float">
            <text:p>700000</text:p>
          </table:table-cell>
          <table:table-cell office:value-type="float" office:value="1.604" calcext:value-type="float">
            <text:p>1.604</text:p>
          </table:table-cell>
          <table:table-cell office:value-type="float" office:value="0.551" calcext:value-type="float">
            <text:p>0.551</text:p>
          </table:table-cell>
          <table:table-cell office:value-type="float" office:value="644140" calcext:value-type="float">
            <text:p>644140</text:p>
          </table:table-cell>
          <table:table-cell office:value-type="float" office:value="23672" calcext:value-type="float">
            <text:p>23672</text:p>
          </table:table-cell>
          <table:table-cell office:value-type="float" office:value="3111" calcext:value-type="float">
            <text:p>3111</text:p>
          </table:table-cell>
          <table:table-cell office:value-type="float" office:value="29077" calcext:value-type="float">
            <text:p>29077</text:p>
          </table:table-cell>
          <table:table-cell table:formula="of:=([.F18] + [.I18])/(SUM([.F18:.I18]))" office:value-type="float" office:value="0.961738571428571" calcext:value-type="float">
            <text:p>0.961738571428571</text:p>
          </table:table-cell>
          <table:table-cell table:formula="of:=([.J18]/[.D18])" office:value-type="float" office:value="0.599587638047738" calcext:value-type="float">
            <text:p>0.599587638047738</text:p>
          </table:table-cell>
          <table:table-cell table:formula="of:=([.J18]/[.E18])" office:value-type="float" office:value="1.74544205340939" calcext:value-type="float">
            <text:p>1.745442053409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traTreesClassifier(max_depth = 4)</text:p>
          </table:table-cell>
          <table:table-cell office:value-type="float" office:value="2" calcext:value-type="float">
            <text:p>2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654" calcext:value-type="float">
            <text:p>0.654</text:p>
          </table:table-cell>
          <table:table-cell office:value-type="float" office:value="0.221" calcext:value-type="float">
            <text:p>0.221</text:p>
          </table:table-cell>
          <table:table-cell office:value-type="float" office:value="640371" calcext:value-type="float">
            <text:p>640371</text:p>
          </table:table-cell>
          <table:table-cell office:value-type="float" office:value="468" calcext:value-type="float">
            <text:p>468</text:p>
          </table:table-cell>
          <table:table-cell office:value-type="float" office:value="6880" calcext:value-type="float">
            <text:p>6880</text:p>
          </table:table-cell>
          <table:table-cell office:value-type="float" office:value="52281" calcext:value-type="float">
            <text:p>52281</text:p>
          </table:table-cell>
          <table:table-cell table:formula="of:=([.F19] + [.I19])/(SUM([.F19:.I19]))" office:value-type="float" office:value="0.989502857142857" calcext:value-type="float">
            <text:p>0.989502857142857</text:p>
          </table:table-cell>
          <table:table-cell table:formula="of:=([.J19]/[.D19])" office:value-type="float" office:value="1.51300131061599" calcext:value-type="float">
            <text:p>1.51300131061599</text:p>
          </table:table-cell>
          <table:table-cell table:formula="of:=([.J19]/[.E19])" office:value-type="float" office:value="4.47738849385908" calcext:value-type="float">
            <text:p>4.477388493859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f.estimator.DNNClassifier</text:p>
          </table:table-cell>
          <table:table-cell office:value-type="float" office:value="2" calcext:value-type="float">
            <text:p>2</text:p>
          </table:table-cell>
          <table:table-cell office:value-type="float" office:value="700000" calcext:value-type="float">
            <text:p>700000</text:p>
          </table:table-cell>
          <table:table-cell office:value-type="float" office:value="12.434" calcext:value-type="float">
            <text:p>12.434</text:p>
          </table:table-cell>
          <table:table-cell office:value-type="float" office:value="17.718" calcext:value-type="float">
            <text:p>17.7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25" calcext:value-type="float">
            <text:p>0.925</text:p>
          </table:table-cell>
          <table:table-cell table:formula="of:=([.J20]/[.D20])" office:value-type="float" office:value="0.0743927939520669" calcext:value-type="float">
            <text:p>0.074392793952067</text:p>
          </table:table-cell>
          <table:table-cell table:formula="of:=([.J20]/[.E20])" office:value-type="float" office:value="0.0522067953493622" calcext:value-type="float">
            <text:p>0.052206795349362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6">00/00/0000</text:date>, <text:time style:data-style-name="N2" text:time-value="13:43:12.475825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5:37:33.877953020</meta:creation-date>
    <dc:date>2018-05-06T15:09:03.427531210</dc:date>
    <meta:editing-duration>PT3H9M34S</meta:editing-duration>
    <meta:editing-cycles>20</meta:editing-cycles>
    <meta:generator>LibreOffice/6.0.3.2$Linux_X86_64 LibreOffice_project/00m0$Build-2</meta:generator>
    <meta:document-statistic meta:table-count="1" meta:cell-count="240" meta:object-count="0"/>
  </office:meta>
</office:document-meta>
</file>